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911" calcext:value-type="float">
            <text:p>3911</text:p>
          </table:table-cell>
          <table:table-cell/>
          <table:table-cell table:formula="of:=[.H73]+[.G74]" office:value-type="float" office:value="26754" calcext:value-type="float">
            <text:p>26754</text:p>
          </table:table-cell>
          <table:table-cell/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/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4]+[.L74]+[.M74]" office:value-type="currency" office:currency="USD" office:value="38.9466666666667" calcext:value-type="currency">
            <text:p>$38,95</text:p>
          </table:table-cell>
          <table:table-cell table:style-name="ce41" table:formula="of:=[.O73]+[.N74]" office:value-type="currency" office:currency="USD" office:value="5936.71333333333" calcext:value-type="currency">
            <text:p>$5 936,71</text:p>
          </table:table-cell>
          <table:table-cell table:style-name="ce41" table:formula="of:=[.A74]*budgetjour-[.O74]" office:value-type="currency" office:currency="USD" office:value="1071.28666666667" calcext:value-type="currency">
            <text:p>$1 071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11" calcext:value-type="float">
            <text:p>3911</text:p>
          </table:table-cell>
          <table:table-cell/>
          <table:table-cell table:formula="of:=[.H74]+[.G75]" office:value-type="float" office:value="26754" calcext:value-type="float">
            <text:p>26754</text:p>
          </table:table-cell>
          <table:table-cell/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/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5975.66" calcext:value-type="currency">
            <text:p>$5 975,66</text:p>
          </table:table-cell>
          <table:table-cell table:style-name="ce41" table:formula="of:=[.A75]*budgetjour-[.O75]" office:value-type="currency" office:currency="USD" office:value="1128.34" calcext:value-type="currency">
            <text:p>$1 128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11" calcext:value-type="float">
            <text:p>3911</text:p>
          </table:table-cell>
          <table:table-cell/>
          <table:table-cell table:formula="of:=[.H75]+[.G7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975.66" calcext:value-type="currency">
            <text:p>$5 975,66</text:p>
          </table:table-cell>
          <table:table-cell table:style-name="ce41" table:formula="of:=[.A76]*budgetjour-[.O76]" office:value-type="currency" office:currency="USD" office:value="1224.34" calcext:value-type="currency">
            <text:p>$1 224,3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11" calcext:value-type="float">
            <text:p>3911</text:p>
          </table:table-cell>
          <table:table-cell/>
          <table:table-cell table:formula="of:=[.H76]+[.G7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975.66" calcext:value-type="currency">
            <text:p>$5 975,66</text:p>
          </table:table-cell>
          <table:table-cell table:style-name="ce41" table:formula="of:=[.A77]*budgetjour-[.O77]" office:value-type="currency" office:currency="USD" office:value="1320.34" calcext:value-type="currency">
            <text:p>$1 320,3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11" calcext:value-type="float">
            <text:p>3911</text:p>
          </table:table-cell>
          <table:table-cell/>
          <table:table-cell table:formula="of:=[.H77]+[.G7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975.66" calcext:value-type="currency">
            <text:p>$5 975,66</text:p>
          </table:table-cell>
          <table:table-cell table:style-name="ce41" table:formula="of:=[.A78]*budgetjour-[.O78]" office:value-type="currency" office:currency="USD" office:value="1416.34" calcext:value-type="currency">
            <text:p>$1 416,3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11" calcext:value-type="float">
            <text:p>3911</text:p>
          </table:table-cell>
          <table:table-cell/>
          <table:table-cell table:formula="of:=[.H78]+[.G7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975.66" calcext:value-type="currency">
            <text:p>$5 975,66</text:p>
          </table:table-cell>
          <table:table-cell table:style-name="ce41" table:formula="of:=[.A79]*budgetjour-[.O79]" office:value-type="currency" office:currency="USD" office:value="1512.34" calcext:value-type="currency">
            <text:p>$1 512,3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11" calcext:value-type="float">
            <text:p>3911</text:p>
          </table:table-cell>
          <table:table-cell/>
          <table:table-cell table:formula="of:=[.H79]+[.G8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975.66" calcext:value-type="currency">
            <text:p>$5 975,66</text:p>
          </table:table-cell>
          <table:table-cell table:style-name="ce41" table:formula="of:=[.A80]*budgetjour-[.O80]" office:value-type="currency" office:currency="USD" office:value="1608.34" calcext:value-type="currency">
            <text:p>$1 608,3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11" calcext:value-type="float">
            <text:p>3911</text:p>
          </table:table-cell>
          <table:table-cell/>
          <table:table-cell table:formula="of:=[.H80]+[.G8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975.66" calcext:value-type="currency">
            <text:p>$5 975,66</text:p>
          </table:table-cell>
          <table:table-cell table:style-name="ce41" table:formula="of:=[.A81]*budgetjour-[.O81]" office:value-type="currency" office:currency="USD" office:value="1704.34" calcext:value-type="currency">
            <text:p>$1 704,3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11" calcext:value-type="float">
            <text:p>3911</text:p>
          </table:table-cell>
          <table:table-cell/>
          <table:table-cell table:formula="of:=[.H81]+[.G8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975.66" calcext:value-type="currency">
            <text:p>$5 975,66</text:p>
          </table:table-cell>
          <table:table-cell table:style-name="ce41" table:formula="of:=[.A82]*budgetjour-[.O82]" office:value-type="currency" office:currency="USD" office:value="1800.34" calcext:value-type="currency">
            <text:p>$1 800,3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11" calcext:value-type="float">
            <text:p>3911</text:p>
          </table:table-cell>
          <table:table-cell/>
          <table:table-cell table:formula="of:=[.H82]+[.G8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975.66" calcext:value-type="currency">
            <text:p>$5 975,66</text:p>
          </table:table-cell>
          <table:table-cell table:style-name="ce41" table:formula="of:=[.A83]*budgetjour-[.O83]" office:value-type="currency" office:currency="USD" office:value="1896.34" calcext:value-type="currency">
            <text:p>$1 896,3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11" calcext:value-type="float">
            <text:p>3911</text:p>
          </table:table-cell>
          <table:table-cell/>
          <table:table-cell table:formula="of:=[.H83]+[.G8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975.66" calcext:value-type="currency">
            <text:p>$5 975,66</text:p>
          </table:table-cell>
          <table:table-cell table:style-name="ce41" table:formula="of:=[.A84]*budgetjour-[.O84]" office:value-type="currency" office:currency="USD" office:value="1992.34" calcext:value-type="currency">
            <text:p>$1 992,3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11" calcext:value-type="float">
            <text:p>3911</text:p>
          </table:table-cell>
          <table:table-cell/>
          <table:table-cell table:formula="of:=[.H84]+[.G8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975.66" calcext:value-type="currency">
            <text:p>$5 975,66</text:p>
          </table:table-cell>
          <table:table-cell table:style-name="ce41" table:formula="of:=[.A85]*budgetjour-[.O85]" office:value-type="currency" office:currency="USD" office:value="2088.34" calcext:value-type="currency">
            <text:p>$2 088,3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11" calcext:value-type="float">
            <text:p>3911</text:p>
          </table:table-cell>
          <table:table-cell/>
          <table:table-cell table:formula="of:=[.H85]+[.G8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975.66" calcext:value-type="currency">
            <text:p>$5 975,66</text:p>
          </table:table-cell>
          <table:table-cell table:style-name="ce41" table:formula="of:=[.A86]*budgetjour-[.O86]" office:value-type="currency" office:currency="USD" office:value="2184.34" calcext:value-type="currency">
            <text:p>$2 184,3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11" calcext:value-type="float">
            <text:p>3911</text:p>
          </table:table-cell>
          <table:table-cell/>
          <table:table-cell table:formula="of:=[.H86]+[.G8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975.66" calcext:value-type="currency">
            <text:p>$5 975,66</text:p>
          </table:table-cell>
          <table:table-cell table:style-name="ce41" table:formula="of:=[.A87]*budgetjour-[.O87]" office:value-type="currency" office:currency="USD" office:value="2280.34" calcext:value-type="currency">
            <text:p>$2 280,3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11" calcext:value-type="float">
            <text:p>3911</text:p>
          </table:table-cell>
          <table:table-cell/>
          <table:table-cell table:formula="of:=[.H87]+[.G8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975.66" calcext:value-type="currency">
            <text:p>$5 975,66</text:p>
          </table:table-cell>
          <table:table-cell table:style-name="ce41" table:formula="of:=[.A88]*budgetjour-[.O88]" office:value-type="currency" office:currency="USD" office:value="2376.34" calcext:value-type="currency">
            <text:p>$2 376,3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11" calcext:value-type="float">
            <text:p>3911</text:p>
          </table:table-cell>
          <table:table-cell/>
          <table:table-cell table:formula="of:=[.H88]+[.G8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975.66" calcext:value-type="currency">
            <text:p>$5 975,66</text:p>
          </table:table-cell>
          <table:table-cell table:style-name="ce41" table:formula="of:=[.A89]*budgetjour-[.O89]" office:value-type="currency" office:currency="USD" office:value="2472.34" calcext:value-type="currency">
            <text:p>$2 472,3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11" calcext:value-type="float">
            <text:p>3911</text:p>
          </table:table-cell>
          <table:table-cell/>
          <table:table-cell table:formula="of:=[.H89]+[.G9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975.66" calcext:value-type="currency">
            <text:p>$5 975,66</text:p>
          </table:table-cell>
          <table:table-cell table:style-name="ce41" table:formula="of:=[.A90]*budgetjour-[.O90]" office:value-type="currency" office:currency="USD" office:value="2568.34" calcext:value-type="currency">
            <text:p>$2 568,3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11" calcext:value-type="float">
            <text:p>3911</text:p>
          </table:table-cell>
          <table:table-cell/>
          <table:table-cell table:formula="of:=[.H90]+[.G9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975.66" calcext:value-type="currency">
            <text:p>$5 975,66</text:p>
          </table:table-cell>
          <table:table-cell table:style-name="ce41" table:formula="of:=[.A91]*budgetjour-[.O91]" office:value-type="currency" office:currency="USD" office:value="2664.34" calcext:value-type="currency">
            <text:p>$2 664,3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11" calcext:value-type="float">
            <text:p>3911</text:p>
          </table:table-cell>
          <table:table-cell/>
          <table:table-cell table:formula="of:=[.H91]+[.G9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975.66" calcext:value-type="currency">
            <text:p>$5 975,66</text:p>
          </table:table-cell>
          <table:table-cell table:style-name="ce41" table:formula="of:=[.A92]*budgetjour-[.O92]" office:value-type="currency" office:currency="USD" office:value="2760.34" calcext:value-type="currency">
            <text:p>$2 760,3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11" calcext:value-type="float">
            <text:p>3911</text:p>
          </table:table-cell>
          <table:table-cell/>
          <table:table-cell table:formula="of:=[.H92]+[.G9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975.66" calcext:value-type="currency">
            <text:p>$5 975,66</text:p>
          </table:table-cell>
          <table:table-cell table:style-name="ce41" table:formula="of:=[.A93]*budgetjour-[.O93]" office:value-type="currency" office:currency="USD" office:value="2856.34" calcext:value-type="currency">
            <text:p>$2 856,3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11" calcext:value-type="float">
            <text:p>3911</text:p>
          </table:table-cell>
          <table:table-cell/>
          <table:table-cell table:formula="of:=[.H93]+[.G9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975.66" calcext:value-type="currency">
            <text:p>$5 975,66</text:p>
          </table:table-cell>
          <table:table-cell table:style-name="ce41" table:formula="of:=[.A94]*budgetjour-[.O94]" office:value-type="currency" office:currency="USD" office:value="2952.34" calcext:value-type="currency">
            <text:p>$2 952,3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11" calcext:value-type="float">
            <text:p>3911</text:p>
          </table:table-cell>
          <table:table-cell/>
          <table:table-cell table:formula="of:=[.H94]+[.G9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975.66" calcext:value-type="currency">
            <text:p>$5 975,66</text:p>
          </table:table-cell>
          <table:table-cell table:style-name="ce41" table:formula="of:=[.A95]*budgetjour-[.O95]" office:value-type="currency" office:currency="USD" office:value="3048.34" calcext:value-type="currency">
            <text:p>$3 048,3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11" calcext:value-type="float">
            <text:p>3911</text:p>
          </table:table-cell>
          <table:table-cell/>
          <table:table-cell table:formula="of:=[.H95]+[.G9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975.66" calcext:value-type="currency">
            <text:p>$5 975,66</text:p>
          </table:table-cell>
          <table:table-cell table:style-name="ce41" table:formula="of:=[.A96]*budgetjour-[.O96]" office:value-type="currency" office:currency="USD" office:value="3144.34" calcext:value-type="currency">
            <text:p>$3 144,3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11" calcext:value-type="float">
            <text:p>3911</text:p>
          </table:table-cell>
          <table:table-cell/>
          <table:table-cell table:formula="of:=[.H96]+[.G97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975.66" calcext:value-type="currency">
            <text:p>$5 975,66</text:p>
          </table:table-cell>
          <table:table-cell table:style-name="ce41" table:formula="of:=[.A97]*budgetjour-[.O97]" office:value-type="currency" office:currency="USD" office:value="3240.34" calcext:value-type="currency">
            <text:p>$3 240,3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11" calcext:value-type="float">
            <text:p>3911</text:p>
          </table:table-cell>
          <table:table-cell/>
          <table:table-cell table:formula="of:=[.H97]+[.G98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975.66" calcext:value-type="currency">
            <text:p>$5 975,66</text:p>
          </table:table-cell>
          <table:table-cell table:style-name="ce41" table:formula="of:=[.A98]*budgetjour-[.O98]" office:value-type="currency" office:currency="USD" office:value="3336.34" calcext:value-type="currency">
            <text:p>$3 336,3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11" calcext:value-type="float">
            <text:p>3911</text:p>
          </table:table-cell>
          <table:table-cell/>
          <table:table-cell table:formula="of:=[.H98]+[.G99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975.66" calcext:value-type="currency">
            <text:p>$5 975,66</text:p>
          </table:table-cell>
          <table:table-cell table:style-name="ce41" table:formula="of:=[.A99]*budgetjour-[.O99]" office:value-type="currency" office:currency="USD" office:value="3432.34" calcext:value-type="currency">
            <text:p>$3 432,3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11" calcext:value-type="float">
            <text:p>3911</text:p>
          </table:table-cell>
          <table:table-cell/>
          <table:table-cell table:formula="of:=[.H99]+[.G100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975.66" calcext:value-type="currency">
            <text:p>$5 975,66</text:p>
          </table:table-cell>
          <table:table-cell table:style-name="ce41" table:formula="of:=[.A100]*budgetjour-[.O100]" office:value-type="currency" office:currency="USD" office:value="3528.34" calcext:value-type="currency">
            <text:p>$3 528,3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11" calcext:value-type="float">
            <text:p>3911</text:p>
          </table:table-cell>
          <table:table-cell/>
          <table:table-cell table:formula="of:=[.H100]+[.G101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975.66" calcext:value-type="currency">
            <text:p>$5 975,66</text:p>
          </table:table-cell>
          <table:table-cell table:style-name="ce41" table:formula="of:=[.A101]*budgetjour-[.O101]" office:value-type="currency" office:currency="USD" office:value="3624.34" calcext:value-type="currency">
            <text:p>$3 624,3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11" calcext:value-type="float">
            <text:p>3911</text:p>
          </table:table-cell>
          <table:table-cell/>
          <table:table-cell table:formula="of:=[.H101]+[.G102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975.66" calcext:value-type="currency">
            <text:p>$5 975,66</text:p>
          </table:table-cell>
          <table:table-cell table:style-name="ce41" table:formula="of:=[.A102]*budgetjour-[.O102]" office:value-type="currency" office:currency="USD" office:value="3720.34" calcext:value-type="currency">
            <text:p>$3 720,3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11" calcext:value-type="float">
            <text:p>3911</text:p>
          </table:table-cell>
          <table:table-cell/>
          <table:table-cell table:formula="of:=[.H102]+[.G103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975.66" calcext:value-type="currency">
            <text:p>$5 975,66</text:p>
          </table:table-cell>
          <table:table-cell table:style-name="ce41" table:formula="of:=[.A103]*budgetjour-[.O103]" office:value-type="currency" office:currency="USD" office:value="3816.34" calcext:value-type="currency">
            <text:p>$3 816,3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11" calcext:value-type="float">
            <text:p>3911</text:p>
          </table:table-cell>
          <table:table-cell/>
          <table:table-cell table:formula="of:=[.H103]+[.G104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975.66" calcext:value-type="currency">
            <text:p>$5 975,66</text:p>
          </table:table-cell>
          <table:table-cell table:style-name="ce41" table:formula="of:=[.A104]*budgetjour-[.O104]" office:value-type="currency" office:currency="USD" office:value="3912.34" calcext:value-type="currency">
            <text:p>$3 912,3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11" calcext:value-type="float">
            <text:p>3911</text:p>
          </table:table-cell>
          <table:table-cell/>
          <table:table-cell table:formula="of:=[.H104]+[.G105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975.66" calcext:value-type="currency">
            <text:p>$5 975,66</text:p>
          </table:table-cell>
          <table:table-cell table:style-name="ce41" table:formula="of:=[.A105]*budgetjour-[.O105]" office:value-type="currency" office:currency="USD" office:value="4008.34" calcext:value-type="currency">
            <text:p>$4 008,3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11" calcext:value-type="float">
            <text:p>3911</text:p>
          </table:table-cell>
          <table:table-cell/>
          <table:table-cell table:formula="of:=[.H105]+[.G106]" office:value-type="float" office:value="26754" calcext:value-type="float">
            <text:p>2675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975.66" calcext:value-type="currency">
            <text:p>$5 975,66</text:p>
          </table:table-cell>
          <table:table-cell table:style-name="ce41" table:formula="of:=[.A106]*budgetjour-[.O106]" office:value-type="currency" office:currency="USD" office:value="4104.34" calcext:value-type="currency">
            <text:p>$4 104,3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8:21:05.7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6T22:17:49.489000000</dc:date>
    <meta:editing-duration>P115DT1H20M24S</meta:editing-duration>
    <meta:editing-cycles>282</meta:editing-cycles>
    <meta:document-statistic meta:table-count="2" meta:cell-count="1452" meta:object-count="0"/>
  </office:meta>
</office:document-meta>
</file>